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9827in"/>
    </style:style>
    <style:style style:name="co2" style:family="table-column">
      <style:table-column-properties fo:break-before="auto" style:column-width="3.5654in"/>
    </style:style>
    <style:style style:name="co3" style:family="table-column">
      <style:table-column-properties fo:break-before="auto" style:column-width="1.2008in"/>
    </style:style>
    <style:style style:name="co4" style:family="table-column">
      <style:table-column-properties fo:break-before="auto" style:column-width="1.3311in"/>
    </style:style>
    <style:style style:name="co5" style:family="table-column">
      <style:table-column-properties fo:break-before="auto" style:column-width="1.3756in"/>
    </style:style>
    <style:style style:name="co6" style:family="table-column">
      <style:table-column-properties fo:break-before="auto" style:column-width="1.4382in"/>
    </style:style>
    <style:style style:name="co7" style:family="table-column">
      <style:table-column-properties fo:break-before="auto" style:column-width="1.572in"/>
    </style:style>
    <style:style style:name="co8" style:family="table-column">
      <style:table-column-properties fo:break-before="auto" style:column-width="1.7866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1.411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font-name="Liberation Serif" style:font-name-asian="DejaVu Sans" style:font-name-complex="Noto Sans Arabic UI"/>
    </style:style>
    <style:style style:name="ce3" style:family="table-cell" style:parent-style-name="Default"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49"/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umpFunChart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3" table:default-cell-style-name="Default"/>
        <table:table-row table:style-name="ro1"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no</text:p>
          </table:table-cell>
          <table:table-cell table:style-name="ce2" office:value-type="string" calcext:value-type="string">
            <text:p>coin address</text:p>
          </table:table-cell>
          <table:table-cell office:value-type="string" calcext:value-type="string">
            <text:p>ticker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from_signature</text:p>
          </table:table-cell>
          <table:table-cell office:value-type="string" calcext:value-type="string">
            <text:p>to_signature</text:p>
          </table:table-cell>
          <table:table-cell office:value-type="string" calcext:value-type="string">
            <text:p>from_date_time</text:p>
          </table:table-cell>
          <table:table-cell office:value-type="string" calcext:value-type="string">
            <text:p>to_date_time</text:p>
          </table:table-cell>
          <table:table-cell office:value-type="string" calcext:value-type="string">
            <text:p>priority</text:p>
          </table:table-cell>
          <table:table-cell office:value-type="string" calcext:value-type="string">
            <text:p>low_value</text:p>
          </table:table-cell>
          <table:table-cell office:value-type="string" calcext:value-type="string">
            <text:p>peak_valu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L5fUxj2J4CiQsmW85k5FG9DvuQjjUoBHoQBi2Kpump</text:p>
          </table:table-cell>
          <table:table-cell office:value-type="string" calcext:value-type="string">
            <text:p>UFD</text:p>
          </table:table-cell>
          <table:table-cell office:value-type="string" calcext:value-type="string">
            <text:p>pump fun chart</text:p>
          </table:table-cell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2024-12-17 <text:s/>01.40</text:p>
          </table:table-cell>
          <table:table-cell office:value-type="string" calcext:value-type="string">
            <text:p><text:span text:style-name="T1">2024-12-17</text:span>  23.55</text:p>
          </table:table-cell>
          <table:table-cell office:value-type="string" calcext:value-type="string">
            <text:p>buy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138M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B5wuUrMEi5yATD7on46hKfej3pfmd7t1RKgrsN3pump</text:p>
          </table:table-cell>
          <table:table-cell office:value-type="string" calcext:value-type="string">
            <text:p>BILLY</text:p>
          </table:table-cell>
          <table:table-cell office:value-type="string" calcext:value-type="string">
            <text:p>pump fun chart</text:p>
          </table:table-cell>
          <table:table-cell office:value-type="string" calcext:value-type="string">
            <text:p>Null</text:p>
          </table:table-cell>
          <table:table-cell table:style-name="ce4"/>
          <table:table-cell office:value-type="string" calcext:value-type="string">
            <text:p>2024-06-17 <text:s/>01.27</text:p>
          </table:table-cell>
          <table:table-cell office:value-type="string" calcext:value-type="string">
            <text:p><text:span text:style-name="T1">2024-06-17</text:span>  01.38</text:p>
          </table:table-cell>
          <table:table-cell office:value-type="string" calcext:value-type="string">
            <text:p>buy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130M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8x5VqbHA8D7NkD52uNuS5nnt3PwA8pLD34ymskeSo2WnZEREBRO</text:p>
          </table:table-cell>
          <table:table-cell table:style-name="ce3"/>
          <table:table-cell office:value-type="string" calcext:value-type="string">
            <text:p>pump fun chart</text:p>
          </table:table-cell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2024-10-25 <text:s/>05.55</text:p>
          </table:table-cell>
          <table:table-cell table:style-name="ce5" office:value-type="string" calcext:value-type="string">
            <text:p>2024-10-28 <text:s/>19.55</text:p>
          </table:table-cell>
          <table:table-cell office:value-type="string" calcext:value-type="string">
            <text:p>buy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601M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4" office:value-type="string" calcext:value-type="string">
            <text:p>61yG5LCoeoqzBdopXPy6BsVPTGdRXht95L68hj5ipump</text:p>
          </table:table-cell>
          <table:table-cell office:value-type="string" calcext:value-type="string">
            <text:p>SANDY</text:p>
          </table:table-cell>
          <table:table-cell office:value-type="string" calcext:value-type="string">
            <text:p>pump fun chart</text:p>
          </table:table-cell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2025-01-01 <text:s/>14.33</text:p>
          </table:table-cell>
          <table:table-cell office:value-type="string" calcext:value-type="string">
            <text:p>2025-01-02 <text:s/>13.58</text:p>
          </table:table-cell>
          <table:table-cell office:value-type="string" calcext:value-type="string">
            <text:p>buy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20M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" office:value-type="string" calcext:value-type="string">
            <text:p>GorvUUSkJGSzJUebM5W6berUkZ5pG8nmnn7tmk74pump</text:p>
          </table:table-cell>
          <table:table-cell office:value-type="string" calcext:value-type="string">
            <text:p>ZAILGO</text:p>
          </table:table-cell>
          <table:table-cell office:value-type="string" calcext:value-type="string">
            <text:p>pump fun chart</text:p>
          </table:table-cell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2024-12-30 <text:s/>15.02</text:p>
          </table:table-cell>
          <table:table-cell office:value-type="string" calcext:value-type="string">
            <text:p>2024-12-30 <text:s/>15.10</text:p>
          </table:table-cell>
          <table:table-cell office:value-type="string" calcext:value-type="string">
            <text:p>buy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62M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4" office:value-type="string" calcext:value-type="string">
            <text:p>3N2ETvNpPNAxhcaXgkhKoY1yDnQfs41Wnxsx5qNJpump</text:p>
          </table:table-cell>
          <table:table-cell table:style-name="ce4" office:value-type="string" calcext:value-type="string">
            <text:p>NEUR</text:p>
          </table:table-cell>
          <table:table-cell office:value-type="string" calcext:value-type="string">
            <text:p>pump fun chart</text:p>
          </table:table-cell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2024-12-23 <text:s/>21.00</text:p>
          </table:table-cell>
          <table:table-cell office:value-type="string" calcext:value-type="string">
            <text:p>2024-12-23 <text:s/>21.15</text:p>
          </table:table-cell>
          <table:table-cell office:value-type="string" calcext:value-type="string">
            <text:p>buy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60M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" office:value-type="string" calcext:value-type="string">
            <text:p>9DHe3pycTuymFk4H4bbPoAJ4hQrr2kaLDF6J6aAKpump</text:p>
          </table:table-cell>
          <table:table-cell table:style-name="ce4" office:value-type="string" calcext:value-type="string">
            <text:p>BUZZ</text:p>
          </table:table-cell>
          <table:table-cell office:value-type="string" calcext:value-type="string">
            <text:p>pump fun chart</text:p>
          </table:table-cell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2025-01-03 <text:s/>02.09</text:p>
          </table:table-cell>
          <table:table-cell office:value-type="string" calcext:value-type="string">
            <text:p>2025-01-03 <text:s/>02.13</text:p>
          </table:table-cell>
          <table:table-cell office:value-type="string" calcext:value-type="string">
            <text:p>buy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38M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4" office:value-type="string" calcext:value-type="string">
            <text:p>3He53vyEdBSD3Pxx5vAJ4AzQz3GXLXYBvKcYiTJ2pump</text:p>
          </table:table-cell>
          <table:table-cell table:style-name="ce4" office:value-type="string" calcext:value-type="string">
            <text:p>AILIVE</text:p>
          </table:table-cell>
          <table:table-cell office:value-type="string" calcext:value-type="string">
            <text:p>pump fun chart</text:p>
          </table:table-cell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2025-01-02 <text:s/>23.38</text:p>
          </table:table-cell>
          <table:table-cell office:value-type="string" calcext:value-type="string">
            <text:p>2025-01-02 <text:s/>23.40</text:p>
          </table:table-cell>
          <table:table-cell office:value-type="string" calcext:value-type="string">
            <text:p>buy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10M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4" office:value-type="string" calcext:value-type="string">
            <text:p>74SBV4zDXxTRgv1pEMoECskKBkZHc2yGPnc7GYVepump</text:p>
          </table:table-cell>
          <table:table-cell office:value-type="string" calcext:value-type="string">
            <text:p>SWARMS</text:p>
          </table:table-cell>
          <table:table-cell office:value-type="string" calcext:value-type="string">
            <text:p>pump fun chart</text:p>
          </table:table-cell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2024-12-17 <text:s/>23.30</text:p>
          </table:table-cell>
          <table:table-cell office:value-type="string" calcext:value-type="string">
            <text:p>2024-12-20 <text:s/>04.50</text:p>
          </table:table-cell>
          <table:table-cell office:value-type="string" calcext:value-type="string">
            <text:p>buy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223M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4" office:value-type="string" calcext:value-type="string">
            <text:p>Df6yfrKC8kZE3KNkrHERKzAetSxbrWeniQfyJY4Jpump</text:p>
          </table:table-cell>
          <table:table-cell table:style-name="ce4" office:value-type="string" calcext:value-type="string">
            <text:p>CHILLGUY</text:p>
          </table:table-cell>
          <table:table-cell office:value-type="string" calcext:value-type="string">
            <text:p>pump fun chart</text:p>
          </table:table-cell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2024-11-15 <text:s/>06.20</text:p>
          </table:table-cell>
          <table:table-cell office:value-type="string" calcext:value-type="string">
            <text:p>2024-11-15 <text:s/>20.15</text:p>
          </table:table-cell>
          <table:table-cell office:value-type="string" calcext:value-type="string">
            <text:p>buy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166M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4" office:value-type="string" calcext:value-type="string">
            <text:p>yLUD35WTiPLEY6DUqEj5W2JVXF2DfKB5arPkKJXpump</text:p>
          </table:table-cell>
          <table:table-cell office:value-type="string" calcext:value-type="string">
            <text:p>APY</text:p>
          </table:table-cell>
          <table:table-cell office:value-type="string" calcext:value-type="string">
            <text:p>pump fun chart</text:p>
          </table:table-cell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2025-01-03 <text:s/>18.00</text:p>
          </table:table-cell>
          <table:table-cell office:value-type="string" calcext:value-type="string">
            <text:p>2025-01-03 <text:s/>18.15</text:p>
          </table:table-cell>
          <table:table-cell office:value-type="string" calcext:value-type="string">
            <text:p>buy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24M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10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10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10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10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10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10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10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10"/>
        </table:table-row>
      </table:table>
      <table:table table:name="Sheet1_2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0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3" table:default-cell-style-name="Default"/>
        <table:table-row table:style-name="ro1"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no</text:p>
          </table:table-cell>
          <table:table-cell table:style-name="ce2" office:value-type="string" calcext:value-type="string">
            <text:p>coin address</text:p>
          </table:table-cell>
          <table:table-cell office:value-type="string" calcext:value-type="string">
            <text:p>ticker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from_signature</text:p>
          </table:table-cell>
          <table:table-cell office:value-type="string" calcext:value-type="string">
            <text:p>to_signature</text:p>
          </table:table-cell>
          <table:table-cell office:value-type="string" calcext:value-type="string">
            <text:p>from_date_time</text:p>
          </table:table-cell>
          <table:table-cell office:value-type="string" calcext:value-type="string">
            <text:p>to_date_time</text:p>
          </table:table-cell>
          <table:table-cell office:value-type="string" calcext:value-type="string">
            <text:p>priority</text:p>
          </table:table-cell>
          <table:table-cell office:value-type="string" calcext:value-type="string">
            <text:p>low_value</text:p>
          </table:table-cell>
          <table:table-cell office:value-type="string" calcext:value-type="string">
            <text:p>peak_valu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L5fUxj2J4CiQsmW85k5FG9DvuQjjUoBHoQBi2Kpump</text:p>
          </table:table-cell>
          <table:table-cell office:value-type="string" calcext:value-type="string">
            <text:p>UFD</text:p>
          </table:table-cell>
          <table:table-cell office:value-type="string" calcext:value-type="string">
            <text:p>Begining Buyer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4fntNUuT7ySHaUacqjsPYgfmeeuHfVKWFbm4zmgs4eMDXrBr8LKmR7iYj9QnPoNcs8TsxigiTLvUNznucGG7saxQ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pan text:style-name="T1">2024-12-18</text:span>  00.07</text:p>
          </table:table-cell>
          <table:table-cell office:value-type="string" calcext:value-type="string">
            <text:p>buy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138M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B5wuUrMEi5yATD7on46hKfej3pfmd7t1RKgrsN3pump</text:p>
          </table:table-cell>
          <table:table-cell office:value-type="string" calcext:value-type="string">
            <text:p>BILLY</text:p>
          </table:table-cell>
          <table:table-cell office:value-type="string" calcext:value-type="string">
            <text:p>Begining Buyers</text:p>
          </table:table-cell>
          <table:table-cell office:value-type="string" calcext:value-type="string">
            <text:p>Null</text:p>
          </table:table-cell>
          <table:table-cell table:style-name="ce4" office:value-type="string" calcext:value-type="string">
            <text:p>36ZCTAXe47ebbt3uuZSV1JLStvdwn429NUKxq9pvWpjxwFmA4JHpsD93eNBRVj1z6uMbxDJiFKPtHxnhJRxg3vud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pan text:style-name="T1">2024-06-17</text:span>  07.15</text:p>
          </table:table-cell>
          <table:table-cell office:value-type="string" calcext:value-type="string">
            <text:p>buy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130M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table:style-name="ce3" table:number-columns-repeated="2"/>
          <table:table-cell table:number-columns-repeated="3"/>
          <table:table-cell table:style-name="ce5"/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0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10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10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10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10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10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10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05">00/00/0000</text:date>, <text:time style:data-style-name="N2" text:time-value="14:21:16.33863089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9T12:25:36.869622043</meta:creation-date>
    <dc:date>2025-01-05T22:17:18.824404286</dc:date>
    <meta:editing-duration>P1DT15H57M24S</meta:editing-duration>
    <meta:editing-cycles>17</meta:editing-cycles>
    <meta:generator>LibreOffice/24.2.5.2$Linux_X86_64 LibreOffice_project/420$Build-2</meta:generator>
    <meta:document-statistic meta:table-count="2" meta:cell-count="177" meta:object-count="0"/>
  </office:meta>
</office:document-meta>
</file>